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Erőforrások: R1:10 R2: 5 R3: 7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.kérés:P1(1,0,2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igény</text:p>
          </table:table-cell>
          <table:table-cell table:number-columns-repeated="4"/>
          <table:table-cell office:value-type="string" calcext:value-type="string">
            <text:p>Foglal</text:p>
          </table:table-cell>
          <table:table-cell table:number-columns-repeated="4"/>
          <table:table-cell office:value-type="string" calcext:value-type="string">
            <text:p>Igé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Összből kivonva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2,3,0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5,3,2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7,4,3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7,4,5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7,5,5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Végső készlet: 10,5,7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Tehát biztonságos.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orrend: P1,P3,P4,P0,P2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Erőforrások: R1:10 R2: 5 R3: 7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2.kérés: P4(3,3,0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igény</text:p>
          </table:table-cell>
          <table:table-cell table:number-columns-repeated="4"/>
          <table:table-cell office:value-type="string" calcext:value-type="string">
            <text:p>Foglal</text:p>
          </table:table-cell>
          <table:table-cell table:number-columns-repeated="4"/>
          <table:table-cell office:value-type="string" calcext:value-type="string">
            <text:p>Igé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Összből kivonva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0,0,2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Nem elégíthető ki a P4 kérése.</text:p>
          </table:table-cell>
          <table:table-cell table:number-columns-repeated="5"/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Tehát biztonságos. A sorrend: P1→P3→P4→P0→P2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Erőforrások: R1:10 R2: 5 R3: 7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3.kérés: P0(0,2,0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igény</text:p>
          </table:table-cell>
          <table:table-cell table:number-columns-repeated="4"/>
          <table:table-cell office:value-type="string" calcext:value-type="string">
            <text:p>Foglal</text:p>
          </table:table-cell>
          <table:table-cell table:number-columns-repeated="4"/>
          <table:table-cell office:value-type="string" calcext:value-type="string">
            <text:p>Igé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Összből kivonva: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3,1,2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5,2,3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7,2,3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10,2,5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Foglal</text:p>
          </table:table-cell>
          <table:table-cell table:number-columns-repeated="6"/>
          <table:table-cell office:value-type="string" calcext:value-type="string">
            <text:p>Igé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Készlet: 10,2,5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5:05:50.437531563</meta:creation-date>
    <dc:date>2022-04-12T16:24:28.257260888</dc:date>
    <meta:editing-duration>PT17M24S</meta:editing-duration>
    <meta:editing-cycles>4</meta:editing-cycles>
    <meta:generator>LibreOffice/6.0.6.2$Linux_X86_64 LibreOffice_project/00m0$Build-2</meta:generator>
    <meta:document-statistic meta:table-count="3" meta:cell-count="700" meta:object-count="0"/>
  </office:meta>
</office:document-meta>
</file>